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dc</text:p>
          </table:table-cell>
          <table:table-cell office:value-type="string" table:style-name="ce1">
            <text:p>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q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225" table:formula="of:=5*5*7*7" table:style-name="ce1">
            <text:p>122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121" table:formula="of:=11*11" table:style-name="ce1">
            <text:p>1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" table:formula="of:=QUOTIENT([.B2];[.B3])" table:style-name="ce1">
            <text:p>1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1</text:p>
          </table:table-cell>
          <table:table-cell office:value-type="float" office:value="15" table:formula="of:=[.B2]-[.$E3]*[.B3]" table:style-name="ce1">
            <text:p>15</text:p>
          </table:table-cell>
          <table:table-cell office:value-type="float" office:value="1" table:formula="of:=[.C2]-[.$E3]*[.C3]" table:style-name="ce1">
            <text:p>1</text:p>
          </table:table-cell>
          <table:table-cell office:value-type="float" office:value="-10" table:formula="of:=[.D2]-[.$E3]*[.D3]" table:style-name="ce1">
            <text:p>-10</text:p>
          </table:table-cell>
          <table:table-cell office:value-type="float" office:value="8" table:formula="of:=QUOTIENT([.B3];[.B4])" table:style-name="ce1">
            <text:p>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2</text:p>
          </table:table-cell>
          <table:table-cell office:value-type="float" office:value="1" table:formula="of:=[.B3]-[.$E4]*[.B4]" table:style-name="ce1">
            <text:p>1</text:p>
          </table:table-cell>
          <table:table-cell office:value-type="float" office:value="-8" table:formula="of:=[.C3]-[.$E4]*[.C4]" table:style-name="ce1">
            <text:p>-8</text:p>
          </table:table-cell>
          <table:table-cell office:value-type="float" office:value="81" table:formula="of:=[.D3]-[.$E4]*[.D4]" table:style-name="ce1">
            <text:p>81</text:p>
          </table:table-cell>
          <table:table-cell office:value-type="float" office:value="15" table:formula="of:=QUOTIENT([.B4];[.B5])" table:style-name="ce1">
            <text:p>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3</text:p>
          </table:table-cell>
          <table:table-cell office:value-type="float" office:value="0" table:formula="of:=[.B4]-[.$E5]*[.B5]" table:style-name="ce1">
            <text:p>0</text:p>
          </table:table-cell>
          <table:table-cell office:value-type="float" office:value="121" table:formula="of:=[.C4]-[.$E5]*[.C5]" table:style-name="ce1">
            <text:p>121</text:p>
          </table:table-cell>
          <table:table-cell office:value-type="float" office:value="-1225" table:formula="of:=[.D4]-[.$E5]*[.D5]" table:style-name="ce1">
            <text:p>-1225</text:p>
          </table:table-cell>
          <table:table-cell office:value-type="float" office:value="0" table:formula="of:=QUOTIENT([.B5];[.B6])" table:style-name="ce1">
            <text:p>#DIV/0!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4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float" office:value="83446" table:formula="of:=MOD(5*5*7*7*1225*88+11*11*81*146;5*5*7*7*11*11)" table:style-name="ce1">
            <text:p>83446</text:p>
          </table:table-cell>
          <table:table-cell office:value-type="float" office:value="148225" table:formula="of:=5*5*7*7*11*11" table:style-name="ce1">
            <text:p>148225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Ricardo Nunes</meta:initial-creator>
    <dc:creator>Ricardo Nunes</dc:creator>
    <meta:creation-date>2019-01-04T17:48:47Z</meta:creation-date>
    <dc:date>2019-01-04T18:13:00Z</dc:date>
  </office:meta>
</office:document-meta>
</file>